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4b430" officeooo:paragraph-rsid="0014b430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4b430" officeooo:paragraph-rsid="0014b430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4b430" officeooo:paragraph-rsid="0014b43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b6653" officeooo:paragraph-rsid="001b665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officeooo:rsid="0014b430" officeooo:paragraph-rsid="0014b43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63ec3" officeooo:paragraph-rsid="00163ec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8b42b" officeooo:paragraph-rsid="0018b42b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b6653" officeooo:paragraph-rsid="001b665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8b42b" officeooo:paragraph-rsid="0018b42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18b42b" officeooo:paragraph-rsid="0018b42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8b42b" officeooo:paragraph-rsid="0018b42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4b430" officeooo:paragraph-rsid="0014b43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3333" fo:font-size="12pt" fo:font-style="normal" fo:font-weight="normal" officeooo:rsid="0018b42b" officeooo:paragraph-rsid="0018b42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3333" fo:font-size="12pt" fo:font-style="normal" fo:font-weight="normal" officeooo:rsid="0018dec6" officeooo:paragraph-rsid="0018dec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8dec6" officeooo:paragraph-rsid="0018dec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ff3333" fo:font-size="12pt" fo:font-style="normal" fo:font-weight="normal" officeooo:rsid="0018dec6" officeooo:paragraph-rsid="0018dec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ff3333" fo:font-size="12pt" fo:font-style="normal" fo:font-weight="normal" officeooo:rsid="001ee003" officeooo:paragraph-rsid="001ee00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8dec6" officeooo:paragraph-rsid="0018dec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3ec3" style:font-style-asian="italic" style:font-style-complex="italic"/>
    </style:style>
    <style:style style:name="T3" style:family="text">
      <style:text-properties fo:font-style="italic" officeooo:rsid="001b6653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3ec3" style:font-weight-asian="bold" style:font-weight-complex="bold"/>
    </style:style>
    <style:style style:name="T7" style:family="text">
      <style:text-properties officeooo:rsid="00163ec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b6653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b6653" style:font-style-asian="normal" style:font-weight-asian="bold" style:font-style-complex="normal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font-style="italic" style:font-style-asian="italic" style:font-style-complex="italic"/>
    </style:style>
    <style:style style:name="T16" style:family="text">
      <style:text-properties fo:color="#000000" style:font-name="Liberation Serif1" fo:font-weight="bold" style:font-weight-asian="bold" style:font-weight-complex="bold"/>
    </style:style>
    <style:style style:name="T17" style:family="text">
      <style:text-properties fo:color="#000000" style:font-name="Liberation Serif"/>
    </style:style>
    <style:style style:name="T18" style:family="text">
      <style:text-properties fo:color="#000000" style:font-name="Liberation Serif" fo:font-style="italic" style:font-style-asian="italic" style:font-style-complex="italic"/>
    </style:style>
    <style:style style:name="T19" style:family="text">
      <style:text-properties fo:color="#000000" style:font-name="Liberation Serif" fo:font-style="italic" officeooo:rsid="001ee003" style:font-style-asian="italic" style:font-style-complex="italic"/>
    </style:style>
    <style:style style:name="T20" style:family="text">
      <style:text-properties fo:color="#000000" style:font-name="Liberation Serif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style:font-name="Liberation Serif" fo:font-weight="bold" style:font-weight-asian="bold" style:font-weight-complex="bold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style:font-name="Liberation Serif"/>
    </style:style>
    <style:style style:name="T24" style:family="text">
      <style:text-properties officeooo:rsid="001b6653"/>
    </style:style>
    <style:style style:name="T25" style:family="text">
      <style:text-properties officeooo:rsid="001b8339"/>
    </style:style>
    <style:style style:name="T26" style:family="text">
      <style:text-properties officeooo:rsid="001c6313"/>
    </style:style>
    <style:style style:name="T27" style:family="text">
      <style:text-properties fo:color="#0000ff" style:font-name="Liberation Serif"/>
    </style:style>
    <style:style style:name="T28" style:family="text">
      <style:text-properties fo:color="#0000ff" style:font-name="Liberation Serif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de MISE en OEUVRE de la CAMERA du RPI3</text:p>
      <text:p text:style-name="P3"/>
      <text:p text:style-name="P4">sous LINUX</text:p>
      <text:p text:style-name="P1"/>
      <text:p text:style-name="P2"/>
      <text:p text:style-name="P5">I-<text:span text:style-name="T5"> RECHERCHER l' ADRESSE IP du RPI3</text:span> :</text:p>
      <text:p text:style-name="P5"/>
      <text:p text:style-name="P5">1-1 <text:s/>Sur votre PC ( client ) <text:span text:style-name="T24">dans le Terminal taper </text:span><text:span text:style-name="T3">sudo ifconfig </text:span><text:span text:style-name="T11">pour obtenir la racine du réseau wifi.</text:span></text:p>
      <text:p text:style-name="P5"/>
      <text:p text:style-name="P8"><text:span text:style-name="T11">D</text:span><text:span text:style-name="T10">ans le chapitre </text:span><text:span text:style-name="T1">wtp,</text:span><text:span text:style-name="T10"> à la suite de </text:span><text:span text:style-name="T1">inet</text:span><text:span text:style-name="T10"> vous avez l'adresse IP de votre ordinateur - ex : 192.168.1.</text:span><text:span text:style-name="T12">12</text:span></text:p>
      <text:p text:style-name="P5"><text:span text:style-name="T11"><text:tab/><text:tab/> <text:s text:c="9"/>à la suite de</text:span><text:span text:style-name="T3"> broadcast</text:span><text:span text:style-name="T11"> vous avez la racine du réseau – ex : </text:span><text:span text:style-name="T13">192.168.1.255</text:span></text:p>
      <text:p text:style-name="P5"/>
      <text:p text:style-name="P8"><text:span text:style-name="T13">R</text:span><text:span text:style-name="T12">emarque : </text:span><text:span text:style-name="T9">Sous Windows rechercher par </text:span><text:span text:style-name="T12">ipconfig</text:span></text:p>
      <text:p text:style-name="P12"><text:tab/></text:p>
      <text:p text:style-name="P5">1-2 <text:s/>A toutes fin utiles <text:s/>installer <text:span text:style-name="T5">nmap</text:span> <text:span text:style-name="T24">( logiciel identique pour Linux et Windows ) </text:span>dans votre PC , <text:span text:style-name="T25">et pour Linux taper </text:span>dans <text:span text:style-name="T25">le</text:span> Terminal :</text:p>
      <text:p text:style-name="P5"/>
      <text:p text:style-name="P5"><text:tab/>sudo apt-get update</text:p>
      <text:p text:style-name="P5"><text:tab/>sudo apt-get install nmap</text:p>
      <text:p text:style-name="P5"/>
      <text:p text:style-name="P5">1-3 <text:s/>Toujours dans le Terminal de votre pc <text:span text:style-name="T24">taper</text:span>:</text:p>
      <text:p text:style-name="P5"/>
      <text:p text:style-name="P5"><text:tab/>sudo nmap 192.168.<text:span text:style-name="T24">1</text:span>.<text:span text:style-name="T24">0</text:span>-255</text:p>
      <text:p text:style-name="P5"/>
      <text:p text:style-name="P5">Faire en sorte qu'il n'y ait que votre pc et le Rpi3 en service, dans la liste fournie par nmap vous allez repérer l'adresse IP de votre pc <text:span text:style-name="T24">que vous connaissez déjà, </text:span>l'autre adresse sera celle du RPi3 </text:p>
      <text:p text:style-name="P5"/>
      <text:p text:style-name="P6"><text:span text:style-name="T1">Remarque</text:span> : Dans mon cas, sur la box de la maison adresse IP mon pc <text:s text:c="2"/>192.168.1.12</text:p>
      <text:p text:style-name="P6"><text:tab/><text:tab/><text:tab/><text:tab/><text:tab/><text:tab/> <text:s text:c="10"/>adresse IP du Rpi3 <text:s/>192.168.1.<text:span text:style-name="T5">15</text:span></text:p>
      <text:p text:style-name="P6"/>
      <text:p text:style-name="P8"><text:span text:style-name="T5">Remarques ; </text:span><text:span text:style-name="T8">Les chiffres 12 – 15 etc en fin de racine changent à chaque changement de réseau d'où la nécessité de faire à chaque fois un </text:span><text:span text:style-name="T5">ifconfig </text:span><text:span text:style-name="T8">( ipconfig pour Windows ) et un </text:span><text:span text:style-name="T5">nmap</text:span></text:p>
      <text:p text:style-name="P8"/>
      <text:p text:style-name="P6"><text:span text:style-name="T8">II- </text:span><text:span text:style-name="T5">PRENDRE le CONTRÖLE du RPi3</text:span><text:span text:style-name="T8"> ( serveur ) à l'aide du PC ( client ) :</text:span></text:p>
      <text:p text:style-name="P6"/>
      <text:p text:style-name="P6"><text:span text:style-name="T8"><text:tab/>- ouvrir </text:span><text:span text:style-name="T4">VNC Viewer</text:span></text:p>
      <text:p text:style-name="P5"><text:tab/>- <text:span text:style-name="T7">Taper l'adresse IP de votre Rpi3 dans le haut de la fenêtre VNC Viewer</text:span></text:p>
      <text:p text:style-name="P5"><text:tab/>- <text:span text:style-name="T7">Enter</text:span></text:p>
      <text:p text:style-name="P5"><text:tab/>- <text:span text:style-name="T7">Dans la fenêtre </text:span><text:span text:style-name="T2">Authentification </text:span><text:span text:style-name="T7">:</text:span></text:p>
      <text:p text:style-name="P5"><text:tab/><text:tab/>- <text:span text:style-name="T7">username : </text:span><text:span text:style-name="T6"><text:s/>pi</text:span></text:p>
      <text:p text:style-name="P5"><text:tab/><text:tab/>- <text:span text:style-name="T7">password : <text:s/></text:span><text:span text:style-name="T6">raspberry</text:span><text:span text:style-name="T7"><text:tab/>ou un autre si vous l'avez souhaité dans configuration <text:tab/><text:tab/><text:tab/><text:tab/><text:tab/><text:tab/>du Raspberry</text:span></text:p>
      <text:p text:style-name="P5">- <text:span text:style-name="T7">La fenêtre du bureau de votre Rpi3 apparaît sur l'écran de votre pc</text:span></text:p>
      <text:p text:style-name="P5"/>
      <text:p text:style-name="P6"><text:span text:style-name="T5">REMARQUE</text:span> : La caméra ne se déclenche pas automatiquement à la mise en service du Rpi3, il vous faudra à chaque fois écrire un code dans le Terminal du Rpi3.</text:p>
      <text:p text:style-name="P6">Pour rendre cette action moins fastidieuse on fera un <text:span text:style-name="T5">Copier-Coller </text:span><text:span text:style-name="T8">de ce code.</text:span></text:p>
      <text:p text:style-name="P6"/>
      <text:p text:style-name="P9">Dans la fenêtre du Rpi3 :</text:p>
      <text:p text:style-name="P7"/>
      <text:p text:style-name="P7"><text:soft-page-break/><text:span text:style-name="T8"><text:tab/>- cliquer sur le </text:span><text:span text:style-name="T4">Menu d'applications </text:span><text:span text:style-name="T8">( framboise en haut à gauche )</text:span></text:p>
      <text:p text:style-name="P7"><text:span text:style-name="T8"><text:tab/>- cliquer sur </text:span><text:span text:style-name="T4">Accessoires</text:span></text:p>
      <text:p text:style-name="P7"><text:span text:style-name="T4"><text:tab/>- </text:span><text:span text:style-name="T9">cliquer sur </text:span><text:span text:style-name="T4">Text Editor</text:span></text:p>
      <text:p text:style-name="P7"/>
      <text:p text:style-name="P11">Dans Text Editor taper le code suivant :</text:p>
      <text:p text:style-name="P10"/>
      <text:p text:style-name="P11">raspivid -t 900000<text:span text:style-name="T14"> </text:span><text:span text:style-name="T22">--</text:span>width 480 <text:span text:style-name="T22">--</text:span>height 260 -fps 25 -o -|vlc stream:///dev/stdin –sout '#standard {access=http,mux=ts,dst=:8090}':demux=h264</text:p>
      <text:p text:style-name="P11"/>
      <text:p text:style-name="P13">( – <text:s/>double tiret du 6 <text:s/>devant width et height )</text:p>
      <text:p text:style-name="P13"/>
      <text:p text:style-name="P13"><text:span text:style-name="T14"><text:tab/>- cliquer sur </text:span><text:span text:style-name="T15">Fichier </text:span><text:span text:style-name="T14">( dans la fenêtre Text Editor )</text:span></text:p>
      <text:p text:style-name="P13"><text:span text:style-name="T14"><text:tab/>- cliquer sur </text:span><text:span text:style-name="T15">Enregistre sous</text:span><text:span text:style-name="T14"> ( dans la nouvelle fenêtre qui apparaît ) et donnez un nom à <text:tab/><text:tab/><text:tab/><text:tab/><text:tab/><text:tab/>votre fichier.</text:span></text:p>
      <text:p text:style-name="P13"><text:span text:style-name="T14"><text:tab/>- sélectionner </text:span><text:span text:style-name="T15">Desktop</text:span></text:p>
      <text:p text:style-name="P13"><text:span text:style-name="T14"><text:tab/>- </text:span><text:span text:style-name="T15">Enregistrer</text:span></text:p>
      <text:p text:style-name="P13"/>
      <text:p text:style-name="P14"><text:span text:style-name="T14">III- </text:span><text:span text:style-name="T22">CONFIGURER la CAM</text:span><text:span text:style-name="T16">É</text:span><text:span text:style-name="T21">RA</text:span><text:span text:style-name="T17"> à l' aide de ce code dans le Rpi3 :</text:span></text:p>
      <text:p text:style-name="P14"/>
      <text:p text:style-name="P15"><text:tab/>- ouvrir votre fichier sur le Desktop</text:p>
      <text:p text:style-name="P14"><text:span text:style-name="T17"><text:tab/>- clic droit sur </text:span><text:span text:style-name="T20">Tout sélectionner</text:span></text:p>
      <text:p text:style-name="P15"><text:tab/>- ouvrir le Terminal du Rpi3</text:p>
      <text:p text:style-name="P14"><text:span text:style-name="T17"><text:tab/>- pointer, clic droit et </text:span><text:span text:style-name="T20">Coller</text:span></text:p>
      <text:p text:style-name="P14"/>
      <text:p text:style-name="P14"><text:span text:style-name="T17">La fenêtre VLC s'ouvre dans la fenêtre du Rpi3, la </text:span><text:span text:style-name="T21">caméra est en service, diode rouge allumée.</text:span></text:p>
      <text:p text:style-name="P14"/>
      <text:p text:style-name="P14"><text:span text:style-name="T17">Mettre en réserver ( </text:span><text:span text:style-name="T23">ne pas fermer ! </text:span><text:span text:style-name="T17">) toutes les fenêtres qui concernent le RPi3 pour dégager l'écran de votre pc.</text:span></text:p>
      <text:p text:style-name="P14"/>
      <text:p text:style-name="P14"><text:span text:style-name="T17">IV- </text:span><text:span text:style-name="T21">IMPORTER la VID</text:span><text:span text:style-name="T16">É</text:span><text:span text:style-name="T21">O</text:span><text:span text:style-name="T17"> sur l'écran de votre pc :</text:span></text:p>
      <text:p text:style-name="P14"/>
      <text:p text:style-name="P17"><text:span text:style-name="T17">Méthode « graphique » :</text:span></text:p>
      <text:p text:style-name="P14"><text:span text:style-name="T17"><text:tab/>- ouvrir le </text:span><text:span text:style-name="T18">lecteur multimédia VLC</text:span></text:p>
      <text:p text:style-name="P14"><text:span text:style-name="T17"><text:tab/>- cliquer sur </text:span><text:span text:style-name="T18">Média</text:span></text:p>
      <text:p text:style-name="P14"><text:span text:style-name="T17"><text:tab/>- cliquer sur </text:span><text:span text:style-name="T18">Ouvrir un flux résea</text:span><text:span text:style-name="T19">u</text:span></text:p>
      <text:p text:style-name="P14"/>
      <text:p text:style-name="P18"><text:span text:style-name="T23">Dans la fenêtre Ouvrir un média, dans Entrer une URL Réseau :</text:span></text:p>
      <text:p text:style-name="P14"/>
      <text:p text:style-name="P14"><text:span text:style-name="T17"><text:tab/>- </text:span><text:a xlink:type="simple" xlink:href="http://adresse/">http://adresse</text:a><text:span text:style-name="T17"> IP du Rpi3:8090</text:span></text:p>
      <text:p text:style-name="P14"><text:span text:style-name="T17">- cliquer sur </text:span><text:span text:style-name="T18">Lire</text:span></text:p>
      <text:p text:style-name="P14"/>
      <text:p text:style-name="P17"><text:span text:style-name="T17">Méthode « terminal » : <text:s text:c="442"/></text:span></text:p>
      <text:p text:style-name="P17"><text:span text:style-name="T17"/></text:p>
      <text:p text:style-name="P17"><text:span text:style-name="T17"><text:tab/>- ouvrir le terminal du pc client</text:span></text:p>
      <text:p text:style-name="P17"><text:span text:style-name="T18"><text:tab/>-</text:span><text:span text:style-name="T17"> écrire la ligne de code : $ cvlc</text:span><text:span text:style-name="T27"> http:// IP du Rpi3</text:span><text:span text:style-name="T17">:8090</text:span></text:p>
      <text:p text:style-name="P14"/>
      <text:p text:style-name="P15">Les images apparaissent dans VLC de votre pc.</text:p>
      <text:p text:style-name="P14"/>
      <text:p text:style-name="P15">Pour quitter la liaison et mettre le Rpi3 hors service :</text:p>
      <text:p text:style-name="P14"/>
      <text:p text:style-name="P15"><text:tab/>- Fermer toutes les fenêtres dans le Rpi3 sauf la fenêtre du bureau,</text:p>
      <text:p text:style-name="P15"><text:tab/>- Fermer ( shutdown ) le Rpi3</text:p>
      <text:p text:style-name="P15"><text:soft-page-break/><text:tab/>- Quand la diode verte du Rpi3 est éteinte vous pouve<text:span text:style-name="T26">z </text:span>déco<text:span text:style-name="T26">n</text:span>necter celui-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6-12-15T12:32:04.017446126</meta:creation-date>
    <dc:date>2017-01-19T09:18:31.028838524</dc:date>
    <dc:creator>papy56 </dc:creator>
    <meta:editing-duration>PT20M4S</meta:editing-duration>
    <meta:editing-cycles>8</meta:editing-cycles>
    <meta:generator>LibreOffice/4.2.8.2$Linux_X86_64 LibreOffice_project/420m0$Build-2</meta:generator>
    <meta:printed-by>papy56 </meta:printed-by>
    <meta:print-date>2017-01-19T08:59:50.213190534</meta:print-date>
    <meta:document-statistic meta:table-count="0" meta:image-count="0" meta:object-count="0" meta:page-count="3" meta:paragraph-count="61" meta:word-count="648" meta:character-count="3925" meta:non-whitespace-character-count="2808"/>
  </office:meta>
</office:document-meta>
</file>